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0000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color="#000000"/>
    </style:style>
    <style:style style:name="P3" style:parent-style-name="Normal" style:family="paragraph">
      <style:text-properties fo:font-weight="bold" style:font-weight-asian="bold" style:font-weight-complex="bold" fo:color="#000000"/>
    </style:style>
    <style:style style:name="P4" style:parent-style-name="Normal" style:family="paragraph">
      <style:text-properties fo:font-weight="bold" style:font-weight-asian="bold" style:font-weight-complex="bold" fo:color="#000000"/>
    </style:style>
    <style:style style:name="P5" style:parent-style-name="Normal" style:family="paragraph">
      <style:text-properties fo:font-weight="bold" style:font-weight-asian="bold" style:font-weight-complex="bold" fo:color="#000000"/>
    </style:style>
    <style:style style:name="P6" style:parent-style-name="Normal" style:list-style-name="LFO1" style:family="paragraph">
      <style:text-properties fo:font-weight="bold" style:font-weight-asian="bold" style:font-weight-complex="bold" fo:color="#000000"/>
    </style:style>
    <style:style style:name="P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/>
    </style:style>
    <style:style style:name="P8" style:parent-style-name="Normal" style:list-style-name="LFO1" style:family="paragraph">
      <style:text-properties fo:font-weight="bold" style:font-weight-asian="bold" style:font-weight-complex="bold" fo:color="#000000"/>
    </style:style>
    <style:style style:name="P9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0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2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3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4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5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6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7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18" style:parent-style-name="Normal" style:list-style-name="LFO1" style:family="paragraph">
      <style:paragraph-properties fo:margin-bottom="0.3333in" fo:background-color="#FFFFFF"/>
      <style:text-properties fo:font-weight="bold" style:font-weight-asian="bold" style:font-weight-complex="bold" fo:color="#000000"/>
    </style:style>
    <style:style style:name="P19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0" style:parent-style-name="Normal" style:family="paragraph">
      <style:paragraph-properties fo:margin-left="0.25in" fo:background-color="#FFFFFF">
        <style:tab-stops/>
      </style:paragraph-properties>
      <style:text-properties fo:font-weight="bold" style:font-weight-asian="bold" style:font-weight-complex="bold" fo:color="#000000"/>
    </style:style>
    <style:style style:name="P2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2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3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4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5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6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7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8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29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0" style:parent-style-name="Normal" style:list-style-name="LFO1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3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2" style:parent-style-name="Normal" style:family="paragraph">
      <style:paragraph-properties fo:margin-left="0.5in" fo:background-color="#FFFFFF">
        <style:tab-stops/>
      </style:paragraph-properties>
      <style:text-properties fo:font-weight="bold" style:font-weight-asian="bold" style:font-weight-complex="bold" fo:color="#000000"/>
    </style:style>
    <style:style style:name="P33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4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5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6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7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8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9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40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4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42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43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44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45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46" style:parent-style-name="Normal" style:list-style-name="LFO1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47" style:parent-style-name="Normal" style:family="paragraph">
      <style:paragraph-properties fo:margin-bottom="0.25in" fo:margin-left="1.25in" fo:background-color="#FFFFFF">
        <style:tab-stops/>
      </style:paragraph-properties>
      <style:text-properties fo:font-weight="bold" style:font-weight-asian="bold" style:font-weight-complex="bold" fo:color="#000000"/>
    </style:style>
    <style:style style:name="P48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49" style:parent-style-name="Normal" style:family="paragraph">
      <style:paragraph-properties fo:margin-left="0.5in" fo:background-color="#FFFFFF">
        <style:tab-stops/>
      </style:paragraph-properties>
      <style:text-properties fo:font-weight="bold" style:font-weight-asian="bold" style:font-weight-complex="bold" fo:color="#000000"/>
    </style:style>
    <style:style style:name="P50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2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3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4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5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6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7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8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59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60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6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62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63" style:parent-style-name="Normal" style:list-style-name="LFO1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64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65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66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67" style:parent-style-name="Normal" style:family="paragraph">
      <style:paragraph-properties fo:margin-left="0.5in" fo:background-color="#FFFFFF">
        <style:tab-stops/>
      </style:paragraph-properties>
      <style:text-properties fo:font-weight="bold" style:font-weight-asian="bold" style:font-weight-complex="bold" fo:color="#000000"/>
    </style:style>
    <style:style style:name="P68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69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0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2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3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4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5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6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7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8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79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80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8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82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83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84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85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86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87" style:parent-style-name="Normal" style:family="paragraph">
      <style:paragraph-properties fo:break-before="page" fo:margin-bottom="0.1111in" fo:line-height="107%"/>
      <style:text-properties fo:font-weight="bold" style:font-weight-asian="bold" style:font-weight-complex="bold" fo:color="#000000"/>
    </style:style>
    <style:style style:name="P88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89" style:parent-style-name="ListParagraph" style:list-style-name="LFO1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0" style:parent-style-name="Normal" style:list-style-name="LFO2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1" style:parent-style-name="Normal" style:list-style-name="LFO2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2" style:parent-style-name="Normal" style:list-style-name="LFO2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3" style:parent-style-name="Normal" style:list-style-name="LFO2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4" style:parent-style-name="Normal" style:list-style-name="LFO2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5" style:parent-style-name="Normal" style:list-style-name="LFO2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6" style:parent-style-name="Normal" style:list-style-name="LFO2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7" style:parent-style-name="Normal" style:list-style-name="LFO2" style:family="paragraph">
      <style:paragraph-properties fo:background-color="#FFFFFF"/>
      <style:text-properties fo:font-weight="bold" style:font-weight-asian="bold" style:font-weight-complex="bold" fo:color="#000000"/>
    </style:style>
    <style:style style:name="P98" style:parent-style-name="Normal" style:list-style-name="LFO2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99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100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JAVA ASSIGNMENTS</text:p>
      <text:p text:style-name="P2"/>
      <text:p text:style-name="P3"/>
      <text:p text:style-name="P4"/>
      <text:p text:style-name="P5"/>
      <text:list text:style-name="LFO1" text:continue-numbering="true">
        <text:list-item>
          <text:p text:style-name="P6">Write a program to cover all Java OOPS concepts. Topics need to cover:<text:s/></text:p>
        </text:list-item>
      </text:list>
      <text:p text:style-name="P7"/>
      <text:list text:style-name="LFO1" text:continue-numbering="true">
        <text:list-item>
          <text:list>
            <text:list-item>
              <text:p text:style-name="P8">Class and Object</text:p>
            </text:list-item>
            <text:list-item>
              <text:p text:style-name="P9">Class constructor</text:p>
            </text:list-item>
            <text:list-item>
              <text:p text:style-name="P10">Polymorphism</text:p>
            </text:list-item>
            <text:list-item>
              <text:p text:style-name="P11">Method overloading</text:p>
            </text:list-item>
            <text:list-item>
              <text:p text:style-name="P12">Method overriding</text:p>
            </text:list-item>
            <text:list-item>
              <text:p text:style-name="P13">Inheritance</text:p>
            </text:list-item>
            <text:list-item>
              <text:p text:style-name="P14">Interface</text:p>
            </text:list-item>
            <text:list-item>
              <text:p text:style-name="P15">Abstract class</text:p>
            </text:list-item>
            <text:list-item>
              <text:p text:style-name="P16">Abstraction and Encapsulation</text:p>
            </text:list-item>
            <text:list-item>
              <text:p text:style-name="P17">Composition and Aggregation</text:p>
            </text:list-item>
            <text:list-item>
              <text:p text:style-name="P18">Generalization and Specialization</text:p>
            </text:list-item>
          </text:list>
        </text:list-item>
        <text:list-item>
          <text:p text:style-name="P19">Design a Java program that performs various string operations and uses control statements for user input validation. The program should allow the user to perform the following operations:</text:p>
        </text:list-item>
      </text:list>
      <text:p text:style-name="P20"/>
      <text:list text:style-name="LFO1" text:continue-numbering="true">
        <text:list-item>
          <text:list>
            <text:list-item>
              <text:p text:style-name="P21">Concatenate Strings: The user can enter two strings and the program should concatenate them.</text:p>
            </text:list-item>
            <text:list-item>
              <text:p text:style-name="P22">Find Length of a String: The user can enter a string, and the program should display its length.</text:p>
            </text:list-item>
            <text:list-item>
              <text:p text:style-name="P23">Convert to Uppercase and Lowercase: The user can enter a string, and the program should display it in both uppercase and lowercase.</text:p>
            </text:list-item>
            <text:list-item>
              <text:p text:style-name="P24">Extract Substring: The user can enter a string and specify the starting and ending index, and the program should extract and display the substring.</text:p>
            </text:list-item>
            <text:list-item>
              <text:p text:style-name="P25">Split a Sentence: The user can enter a sentence, and the program should split it into words and display them.</text:p>
            </text:list-item>
            <text:list-item>
              <text:p text:style-name="P26">Reverse a String: The user can enter a string, and the program should reverse and display it.</text:p>
            </text:list-item>
            <text:list-item>
              <text:p text:style-name="P27">Requirements:</text:p>
              <text:list text:continue-numbering="true">
                <text:list-item>
                  <text:p text:style-name="P28">Use control statements (if-else, switch, loops) for input validation and handling possible errors.</text:p>
                </text:list-item>
                <text:list-item>
                  <text:p text:style-name="P29">Implement a user-friendly console interface for the user to interact with the program.</text:p>
                </text:list-item>
                <text:list-item>
                  <text:p text:style-name="P30">Cover all string concepts, such as concatenation, length, uppercase and lowercase conversion, substring extraction, splitting, and reversal.</text:p>
                </text:list-item>
              </text:list>
            </text:list-item>
          </text:list>
        </text:list-item>
        <text:list-item>
          <text:p text:style-name="P31">Design a Java program to cover all File related topics, demonstrating various File operations in Java. The program should allow users to perform the following tasks:</text:p>
        </text:list-item>
      </text:list>
      <text:p text:style-name="P32"/>
      <text:list text:style-name="LFO1" text:continue-numbering="true">
        <text:list-item>
          <text:list>
            <text:list-item>
              <text:p text:style-name="P33">Create a new directory.</text:p>
            </text:list-item>
            <text:list-item>
              <text:p text:style-name="P34">Create a new text file and write content to it.</text:p>
            </text:list-item>
            <text:list-item>
              <text:p text:style-name="P35">Read the content from an existing text file.</text:p>
            </text:list-item>
            <text:list-item>
              <text:p text:style-name="P36">Append new content to an existing text file.</text:p>
            </text:list-item>
            <text:list-item>
              <text:p text:style-name="P37">Copy the content from one text file to another.</text:p>
            </text:list-item>
            <text:list-item>
              <text:p text:style-name="P38">Delete a text file.</text:p>
            </text:list-item>
            <text:list-item>
              <text:p text:style-name="P39">List all files and directories in a given directory.</text:p>
            </text:list-item>
            <text:list-item>
              <text:p text:style-name="P40">Search for a specific file in a directory and its subdirectories.</text:p>
            </text:list-item>
            <text:list-item>
              <text:p text:style-name="P41">Rename a file.</text:p>
            </text:list-item>
            <text:list-item>
              <text:p text:style-name="P42">Get information about a file (e.g., file size, last modified time).</text:p>
            </text:list-item>
            <text:list-item>
              <text:p text:style-name="P43">Requirements:</text:p>
              <text:list text:continue-numbering="true">
                <text:list-item>
                  <text:p text:style-name="P44">Use File Input and Output streams for reading and writing text files.</text:p>
                </text:list-item>
                <text:list-item>
                  <text:p text:style-name="P45">Implement exception handling to handle possible errors during file operations.</text:p>
                </text:list-item>
                <text:list-item>
                  <text:p text:style-name="P46">Provide a user-friendly console interface for the user to interact with the program.</text:p>
                </text:list-item>
              </text:list>
            </text:list-item>
          </text:list>
        </text:list-item>
      </text:list>
      <text:p text:style-name="P47"/>
      <text:list text:style-name="LFO1" text:continue-numbering="true">
        <text:list-item>
          <text:p text:style-name="P48">Design a Java program that covers all thread-related topics, demonstrating various multithreading concepts in Java. The program should allow users to perform the following tasks:</text:p>
        </text:list-item>
      </text:list>
      <text:p text:style-name="P49"/>
      <text:list text:style-name="LFO1" text:continue-numbering="true">
        <text:list-item>
          <text:list>
            <text:list-item>
              <text:p text:style-name="P50">Create and start multiple threads.</text:p>
            </text:list-item>
            <text:list-item>
              <text:p text:style-name="P51">Synchronize threads to avoid race conditions and ensure data consistency.</text:p>
            </text:list-item>
            <text:list-item>
              <text:p text:style-name="P52">Use wait() and notify() to implement thread communication.</text:p>
            </text:list-item>
            <text:list-item>
              <text:p text:style-name="P53">Use sleep() to pause threads for a specified duration.</text:p>
            </text:list-item>
            <text:list-item>
              <text:p text:style-name="P54">Demonstrate thread interruption and thread termination.</text:p>
            </text:list-item>
            <text:list-item>
              <text:p text:style-name="P55">Use thread pools to manage a group of threads efficiently.</text:p>
            </text:list-item>
            <text:list-item>
              <text:p text:style-name="P56">Implement thread synchronization using locks and conditions.</text:p>
            </text:list-item>
            <text:list-item>
              <text:p text:style-name="P57">Demonstrate deadlock and ways to avoid it.</text:p>
            </text:list-item>
            <text:list-item>
              <text:p text:style-name="P58">Use thread-local variables to handle thread-specific data.</text:p>
            </text:list-item>
            <text:list-item>
              <text:p text:style-name="P59">Implement producer-consumer problem using thread synchronization.</text:p>
            </text:list-item>
            <text:list-item>
              <text:p text:style-name="P60">Use Executors and Callable to perform parallel computation and get results.</text:p>
            </text:list-item>
            <text:list-item>
              <text:p text:style-name="P61">Requirements:</text:p>
              <text:list text:continue-numbering="true">
                <text:list-item>
                  <text:p text:style-name="P62">Implement exception handling to handle possible errors during multithreaded operations.</text:p>
                </text:list-item>
                <text:list-item>
                  <text:p text:style-name="P63">Provide a user-friendly console interface for the user to interact with the program.</text:p>
                </text:list-item>
              </text:list>
            </text:list-item>
          </text:list>
        </text:list-item>
      </text:list>
      <text:p text:style-name="P64"/>
      <text:p text:style-name="P65"/>
      <text:list text:style-name="LFO1" text:continue-numbering="true">
        <text:list-item>
          <text:p text:style-name="P66">Design a Java program to implement a Collection Management System that manages different types of collections such as lists, sets, and maps. The program should allow users to perform the following operations for each type of collection:</text:p>
        </text:list-item>
      </text:list>
      <text:p text:style-name="P67"/>
      <text:list text:style-name="LFO1" text:continue-numbering="true">
        <text:list-item>
          <text:list>
            <text:list-item>
              <text:p text:style-name="P68">Lists:</text:p>
              <text:list text:continue-numbering="true">
                <text:list-item>
                  <text:p text:style-name="P69">Add an element: The user can add an element to the list.</text:p>
                </text:list-item>
                <text:list-item>
                  <text:p text:style-name="P70">Remove an element: The user can remove an element from the list.</text:p>
                </text:list-item>
                <text:list-item>
                  <text:p text:style-name="P71">Display all elements: The user can view all elements in the list.</text:p>
                </text:list-item>
              </text:list>
            </text:list-item>
            <text:list-item>
              <text:p text:style-name="P72">Sets:</text:p>
              <text:list text:continue-numbering="true">
                <text:list-item>
                  <text:p text:style-name="P73">Add an element: The user can add an element to the set.</text:p>
                </text:list-item>
                <text:list-item>
                  <text:p text:style-name="P74">Remove an element: The user can remove an element from the set.</text:p>
                </text:list-item>
                <text:list-item>
                  <text:p text:style-name="P75">Display all elements: The user can view all elements in the set.</text:p>
                </text:list-item>
              </text:list>
            </text:list-item>
            <text:list-item>
              <text:p text:style-name="P76">Maps:</text:p>
              <text:list text:continue-numbering="true">
                <text:list-item>
                  <text:p text:style-name="P77">Add a key-value pair: The user can add a key-value pair to the map.</text:p>
                </text:list-item>
                <text:list-item>
                  <text:p text:style-name="P78">Remove a key-value pair: The user can remove a key-value pair from the map.</text:p>
                </text:list-item>
                <text:list-item>
                  <text:p text:style-name="P79">Display all key-value pairs: The user can view all key-value pairs in the map.</text:p>
                </text:list-item>
              </text:list>
            </text:list-item>
            <text:list-item>
              <text:p text:style-name="P80">Requirements:</text:p>
              <text:list text:continue-numbering="true">
                <text:list-item>
                  <text:p text:style-name="P81">Implement separate classes for each type of collection (ListManager, SetManager, MapManager).</text:p>
                </text:list-item>
                <text:list-item>
                  <text:p text:style-name="P82">Use appropriate collection classes (e.g., ArrayList, LinkedList, HashSet, TreeMap) to store the elements and key-value pairs.</text:p>
                </text:list-item>
                <text:list-item>
                  <text:p text:style-name="P83">Use inheritance and polymorphism to manage different types of collections.</text:p>
                </text:list-item>
                <text:list-item>
                  <text:p text:style-name="P84">Implement exception handling to handle possible errors (e.g., element not found in the list/set, duplicate keys in the map).</text:p>
                </text:list-item>
                <text:list-item>
                  <text:p text:style-name="P85">Provide a user-friendly console interface for the user to interact with the Collection Management System.</text:p>
                </text:list-item>
              </text:list>
            </text:list-item>
          </text:list>
        </text:list-item>
      </text:list>
      <text:p text:style-name="P86"><text:s text:c="18"/>e)Cover all Java collections topics, including Lists, Sets, and Maps</text:p>
      <text:p text:style-name="P87"/>
      <text:p text:style-name="P88"/>
      <text:list text:style-name="LFO1" text:continue-numbering="true">
        <text:list-item>
          <text:p text:style-name="P89">Add new employees: The user can add details like employee ID, name, department, and salary.</text:p>
        </text:list-item>
      </text:list>
      <text:list text:style-name="LFO2" text:continue-numbering="true">
        <text:list-item>
          <text:list>
            <text:list-item>
              <text:p text:style-name="P90">Update employee details: The user can update the name, department, or salary of an existing employee based on their employee ID.</text:p>
            </text:list-item>
            <text:list-item>
              <text:p text:style-name="P91">Delete an employee: The user can delete an employee from the system based on their employee ID.</text:p>
            </text:list-item>
            <text:list-item>
              <text:p text:style-name="P92">Display all employees: The user can view a list of all employees and their details.</text:p>
            </text:list-item>
            <text:list-item>
              <text:p text:style-name="P93">Search for an employee: The user can search for an employee by their employee ID and view their details.</text:p>
            </text:list-item>
            <text:list-item>
              <text:p text:style-name="P94">Requirements:</text:p>
              <text:list text:continue-numbering="true">
                <text:list-item>
                  <text:p text:style-name="P95">Use Object-Oriented Programming (OOP) principles and create an Employee class with appropriate attributes and methods.</text:p>
                </text:list-item>
                <text:list-item>
                  <text:p text:style-name="P96">Use appropriate data structures (e.g., ArrayList, HashMap) to store the employee data.</text:p>
                </text:list-item>
                <text:list-item>
                  <text:p text:style-name="P97">Implement exception handling to handle possible errors (e.g., invalid employee ID, input validation).</text:p>
                </text:list-item>
                <text:list-item>
                  <text:p text:style-name="P98">Provide a user-friendly console interface for the user to interact with the Employee Management System.</text:p>
                </text:list-item>
              </text:list>
            </text:list-item>
          </text:list>
        </text:list-item>
      </text:list>
      <text:p text:style-name="P99"/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e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fo:font-weight="bold" style:font-weight-asian="bold" style:font-weight-complex="bold"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fo:font-weight="bold" style:font-weight-asian="bold" style:font-weight-complex="bold"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fo:font-weight="bold" style:font-weight-asian="bold" style:font-weight-complex="bold"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tish Reddy</meta:initial-creator>
    <dc:creator>Satish Reddy</dc:creator>
    <meta:creation-date>2023-08-18T07:12:00Z</meta:creation-date>
    <dc:date>2023-08-18T08:26:00Z</dc:date>
    <meta:template xlink:href="Normal" xlink:type="simple"/>
    <meta:editing-cycles>1</meta:editing-cycles>
    <meta:editing-duration>PT4140S</meta:editing-duration>
    <meta:document-statistic meta:page-count="4" meta:paragraph-count="11" meta:word-count="864" meta:character-count="5778" meta:row-count="41" meta:non-whitespace-character-count="4925"/>
  </office:meta>
</office:document-meta>
</file>